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b22b" officeooo:paragraph-rsid="0004b22b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text:span text:style-name="T1">st</text:span> commit</text:p>
      <text:p text:style-name="P1"/>
      <text:p text:style-name="P1">Asf rad fthis is the test fil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6-03T10:18:38.542000000</dc:date>
    <meta:editing-duration>PT57S</meta:editing-duration>
    <meta:editing-cycles>3</meta:editing-cycles>
    <meta:document-statistic meta:table-count="0" meta:image-count="0" meta:object-count="0" meta:page-count="1" meta:paragraph-count="2" meta:word-count="9" meta:character-count="40" meta:non-whitespace-character-count="33"/>
  </office:meta>
</office:document-meta>
</file>